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style:font-name="Arial"/>
    </style:style>
    <style:style style:name="P2" style:family="paragraph" style:parent-style-name="Standard">
      <style:paragraph-properties fo:line-height="200%"/>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do que recibas esta carta. Quedan pocos que se atrevan a aceptar un documento de mis manos. La esconderé debajo de la gaveta del escritorio, con la esperanza de que te permitan heredar la casa, tampoco descarto que un miliciano indiferente arroje estas líneas a la basura.</text:p>
      <text:p text:style-name="P1">La Federación es un fantasma, habita en los manuales y regulaciones de los comités. Los tres canales de televisión cerraron, y en su lugar abrieron uno nuevo, en el que, 2 horas al día, informan de los avances de la transición. En el Tribuna prometieron que luego de que la ciudad termine el proceso, recuperaremos la prensa.</text:p>
      <text:p text:style-name="P1">Los tres primeros miembros de nuestro Comité llegaron de la capital junto con las reglas y procedimientos que debían de ser aprobados por el Consejo. También trajeron siete nombres de políticos y comerciantes locales. El décimo miembro fue electo entre los participantes de las asambleas.</text:p>
      <text:p text:style-name="P1">No puedo imaginar como ocurrió el proceso en la capital ¿Cómo se designaron los comités? ¿Hicieron varios por municipios? </text:p>
      <text:p text:style-name="P1"/>
      <text:p text:style-name="P1"/>
      <text:p text:style-name="P1"/>
      <text:p text:style-name="P1">La Federación es un fantasma. Habita en legajos polvorientos que nadie lee y todos aprueban. Habita en <text:s/>extensos manuales, muchas veces contradictorios. Asistimos al surgimiento anarquía, la nueva Edad Oscura, conducida por los comités y la complicidad de quienes se apropian de nuevos feudos.</text:p>
      <text:p text:style-name="P1">Los tres primeros miembros de nuestro comité llegaron de la capital junto con las reglas y procedimientos que debían de ser aprobados por el Consejo. También trajeron siete nombres de políticos y comerciantes locales. El décimo miembro fue electo entre los participantes de las asambleas.</text:p>
      <text:p text:style-name="P1">Desde el principio varios colegas presionamos para limitar el alcance de las propuestas. <text:soft-page-break/>Inmediatamente resultó la confrontación con muchos otros concejales. A mi lado tengo el conteo de los votos de la última contra-propuesta. Vino en un sobre amarillo y enmarca mi fracaso. No habrá más dilaciones, tendremos una celda y largos interrogatorios, en los que se demostrará nuestra complicidad con los separatistas; mientras la ciudad se integra con la región.</text:p>
      <text:p text:style-name="P1">Han reducido la cantidad de canales de la televisión y de emisoras locales de radio. Muchos de los comercios y tiendas están cerrados, a la espera de inspecciones. Todos deben aplicar las nuevas reglamentaciones. En caso de incumplimiento las propiedades serán expropiadas, luego el Comité las pondrá a la venta mediante subasta, con la condición de que los nuevos dueños respeten el nuevo orden. Me temo que muchas de esos comercios no volverán a abrir jamá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07T14:29:45.60</meta:creation-date>
    <dc:date>2011-10-18T01:24:18.54</dc:date>
    <meta:editing-duration>P1DT7H2M8S</meta:editing-duration>
    <meta:editing-cycles>24</meta:editing-cycles>
    <meta:generator>LibreOffice/3.3$Win32 LibreOffice_project/330m19$Build-6</meta:generator>
    <meta:document-statistic meta:table-count="0" meta:image-count="0" meta:object-count="0" meta:page-count="2" meta:paragraph-count="8" meta:word-count="404" meta:character-count="2508"/>
  </office:meta>
</office:document-meta>
</file>